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ad8a" officeooo:paragraph-rsid="0019ad8a"/>
    </style:style>
    <style:style style:name="P2" style:family="paragraph" style:parent-style-name="Standard">
      <style:text-properties officeooo:rsid="0019ad8a" officeooo:paragraph-rsid="001ab77a"/>
    </style:style>
    <style:style style:name="P3" style:family="paragraph" style:parent-style-name="Standard">
      <style:text-properties officeooo:rsid="001ab77a" officeooo:paragraph-rsid="001ab77a"/>
    </style:style>
    <style:style style:name="P4" style:family="paragraph" style:parent-style-name="Standard">
      <style:text-properties officeooo:rsid="001bf020" officeooo:paragraph-rsid="001bf020"/>
    </style:style>
    <style:style style:name="P5" style:family="paragraph" style:parent-style-name="Standard">
      <style:text-properties officeooo:rsid="001bf020" officeooo:paragraph-rsid="001bf020"/>
    </style:style>
    <style:style style:name="T1" style:family="text">
      <style:text-properties officeooo:rsid="001ab77a"/>
    </style:style>
    <style:style style:name="T2" style:family="text">
      <style:text-properties officeooo:rsid="001e2c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2c10" style:font-weight-asian="bold" style:font-weight-complex="bold"/>
    </style:style>
    <style:style style:name="T5" style:family="text">
      <style:text-properties officeooo:rsid="001ec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para <text:span text:style-name="T5">atividades </text:span>práticas</text:p>
      <text:p text:style-name="P1"/>
      <text:p text:style-name="P4">Semana 3</text:p>
      <text:p text:style-name="P4"/>
      <text:p text:style-name="P4"><text:span text:style-name="T3">Aplicar as boas práticas do encapsulamento aos exercícios 1, 2 e 3 </text:span><text:span text:style-name="T4">da lista da semana 02</text:span><text:span text:style-name="T3">, e usar armazenamento em listas (ArrayList).</text:span></text:p>
      <text:p text:style-name="P4"/>
      <text:p text:style-name="P4">4 – Implementar as classes do exercício 1 com as novas regras do encapsulamento. Na classe de cadastro, criar algumas instâncias de aluno e armazene em uma lista de alunos. E ao final varrer a lista e mostrar os alunos cadastrados.</text:p>
      <text:p text:style-name="P4"/>
      <text:p text:style-name="P4">5 - Implementar as classes do exercício 2 com as novas regras do encapsulamento. Na classe de cadastro, criar algumas instâncias de produto e armazene em uma lista de produtos. E ao final varrer a lista e mostrar os produtos cadastrados.</text:p>
      <text:p text:style-name="P4"/>
      <text:p text:style-name="P4">6 - Implementar as classes do exercício 3 com as novas regras do encapsulamento. Na classe de cadastro, criar algumas instâncias de serviço e armazene em uma lista de serviços. E ao final varrer a lista e mostrar os serviços cadastrados.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1T22:56:38.775000000</meta:creation-date>
    <dc:date>2021-08-08T22:01:53.879000000</dc:date>
    <meta:editing-duration>PT13M21S</meta:editing-duration>
    <meta:editing-cycles>4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7" meta:word-count="151" meta:character-count="877" meta:non-whitespace-character-count="730"/>
  </office:meta>
</office:document-meta>
</file>